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0CE0000330FB08E45E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e6e6e6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4.128cm" style:rel-column-width="15373*"/>
    </style:style>
    <style:style style:name="Table3.B" style:family="table-column">
      <style:table-column-properties style:column-width="1.984cm" style:rel-column-width="7391*"/>
    </style:style>
    <style:style style:name="Table3.C" style:family="table-column">
      <style:table-column-properties style:column-width="2.683cm" style:rel-column-width="9992*"/>
    </style:style>
    <style:style style:name="Table3.D" style:family="table-column">
      <style:table-column-properties style:column-width="2.932cm" style:rel-column-width="10919*"/>
    </style:style>
    <style:style style:name="Table3.E" style:family="table-column">
      <style:table-column-properties style:column-width="5.868cm" style:rel-column-width="2186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Heading_20_2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able: Pepito Sánchez</text:p>
      <text:p text:style-name="Standard">Fecha de entrega: 6/02/2009</text:p>
      <text:p text:style-name="Standard"/>
      <text:p text:style-name="Standard">Proyecto: CATI</text:p>
      <text:p text:style-name="Standard">Ámbito: Intranet</text:p>
      <text:p text:style-name="Standard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Fecha comienzo</text:p>
          </table:table-cell>
          <table:table-cell table:style-name="Table1.A1" office:value-type="string">
            <text:p text:style-name="Table_20_Contents">Fase</text:p>
          </table:table-cell>
          <table:table-cell table:style-name="Table1.A1" office:value-type="string">
            <text:p text:style-name="Table_20_Contents">Autor</text:p>
          </table:table-cell>
          <table:table-cell table:style-name="Table1.D1" office:value-type="string">
            <text:p text:style-name="Table_20_Contents">Fecha finalizació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h text:style-name="Heading_20_2" text:outline-level="2">Esquema de la pantalla</text:h>
      <text:h text:style-name="Heading_20_2" text:outline-level="2"/>
      <text:p text:style-name="Standard"><draw:frame draw:style-name="fr1" draw:name="gráficos1" text:anchor-type="paragraph" svg:width="16.589cm" svg:height="13.07cm" draw:z-index="0"><draw:image xlink:href="Pictures/20000007000040CE0000330FB08E45E7.svm" xlink:type="simple" xlink:show="embed" xlink:actuate="onLoad"/></draw:frame></text:p>
      <text:h text:style-name="P3" text:outline-level="2">Funcionalidad de la pantalla:</text:h>
      <text:p text:style-name="Standard"/>
      <text:p text:style-name="Standard"><text:tab/>La funcionalidad de esta pantalla es la de permitir al usuario administrador del sistema poder ver la solicitud de nueva cuenta de un usuario consulta y poder validarla o no.</text:p>
      <text:p text:style-name="Standard"/>
      <text:p text:style-name="Standard"/>
      <text:h text:style-name="Heading_20_2" text:outline-level="2">Descripción de los componentes:</text:h>
      <text:p text:style-name="Standard"/>
      <text:list xml:id="list38313671" text:style-name="L1">
        <text:list-item>
          <text:p text:style-name="P2">Nombre []: Nombre del usuario.</text:p>
        </text:list-item>
        <text:list-item>
          <text:p text:style-name="P2">Apellidos []: Apellidos de usuario que solicita la cuenta.</text:p>
        </text:list-item>
        <text:list-item>
          <text:p text:style-name="P2">Login[]: Nombre para entrada en el sistema, que deberá ser único.</text:p>
        </text:list-item>
        <text:list-item>
          <text:p text:style-name="P2">Password[]: Password que se usará para realizar la entrada en el sistema.</text:p>
        </text:list-item>
        <text:list-item>
          <text:p text:style-name="P2">E-Mail[]: Dirección de correo del usuario.</text:p>
        </text:list-item>
        <text:list-item>
          <text:p text:style-name="P2">DNI[] : Dni del usuario.</text:p>
        </text:list-item>
        <text:list-item>
          <text:p text:style-name="P2">TipoUsuario[] : Indica el tipo de usuario que quiere registrarse.</text:p>
        </text:list-item>
        <text:list-item>
          <text:p text:style-name="P2">Validar : Permite validar la información del usuario.</text:p>
        </text:list-item>
        <text:list-item>
          <text:p text:style-name="P2">NoValidar : Indica que no se valida los datos y por lo tanto no se crea cuenta.</text:p>
        </text:list-item>
        <text:list-item>
          <text:p text:style-name="P2">Volver: Botón para volver a pantalla anterior con todas las solicitudes y no realiza la cuenta.</text:p>
        </text:list-item>
        <text:list-item>
          <text:p text:style-name="P2">Continuar: Botón para volver a la pantalla principal de solicitudes y enviar una aceptación de usuario validado. </text:p>
        </text:list-item>
      </text:list>
      <text:p text:style-name="Standard"/>
      <text:p text:style-name="Standard"/>
      <text:h text:style-name="Heading_20_2" text:outline-level="2">Características de los componentes:</text:h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NOMBRE</text:p>
          </table:table-cell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APARICIÓN</text:p>
          </table:table-cell>
          <table:table-cell table:style-name="Table2.A1" office:value-type="string">
            <text:p text:style-name="P1">CONTENIDO</text:p>
          </table:table-cell>
          <table:table-cell table:style-name="Table2.E1" office:value-type="string">
            <text:p text:style-name="P1">DEFAULT</text:p>
          </table:table-cell>
        </table:table-row>
        <table:table-row>
          <table:table-cell table:style-name="Table2.A2" office:value-type="string">
            <text:p text:style-name="Standard">Nombre 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Precargad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Apellidos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Precargad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Login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Precargad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Password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Precargad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Dni[]</text:p>
          </table:table-cell>
          <table:table-cell table:style-name="Table2.A2" office:value-type="string">
            <text:p text:style-name="Table_20_Contents">Texto 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Precargad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E-Mail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Precargad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TipoUsuario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Precargado</text:p>
          </table:table-cell>
          <table:table-cell table:style-name="Table2.E2" office:value-type="string">
            <text:p text:style-name="Table_20_Contents">CONSULTA</text:p>
          </table:table-cell>
        </table:table-row>
        <table:table-row>
          <table:table-cell table:style-name="Table2.A2" office:value-type="string">
            <text:p text:style-name="Standard">Validar</text:p>
          </table:table-cell>
          <table:table-cell table:style-name="Table2.A2" office:value-type="string">
            <text:p text:style-name="Table_20_Contents">RadioButton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NoValidar</text:p>
          </table:table-cell>
          <table:table-cell table:style-name="Table2.A2" office:value-type="string">
            <text:p text:style-name="Table_20_Contents">RadioButton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io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Volver</text:p>
          </table:table-cell>
          <table:table-cell table:style-name="Table2.A2" office:value-type="string">
            <text:p text:style-name="Table_20_Contents">Botón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Continuar</text:p>
          </table:table-cell>
          <table:table-cell table:style-name="Table2.A2" office:value-type="string">
            <text:p text:style-name="Table_20_Contents">Botón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</table:table>
      <text:p text:style-name="Standard"/>
      <text:p text:style-name="Standard"/>
      <text:h text:style-name="P3" text:outline-level="2">Carga de datos en el formulario</text:h>
      <text:p text:style-name="Text_20_body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>COMPONENTE</text:p>
          </table:table-cell>
          <table:table-cell table:style-name="Table3.A1" office:value-type="string">
            <text:p text:style-name="Table_20_Contents">ACCIÓN</text:p>
          </table:table-cell>
          <table:table-cell table:style-name="Table3.A1" office:value-type="string">
            <text:p text:style-name="Table_20_Contents">CAMPO</text:p>
          </table:table-cell>
          <table:table-cell table:style-name="Table3.A1" office:value-type="string">
            <text:p text:style-name="Table_20_Contents">TABLA</text:p>
          </table:table-cell>
          <table:table-cell table:style-name="Table3.E1" office:value-type="string">
            <text:p text:style-name="Table_20_Contents">FILTRADO</text:p>
          </table:table-cell>
        </table:table-row>
        <table:table-row>
          <table:table-cell table:style-name="Table3.A2" office:value-type="string">
            <text:p text:style-name="Table_20_Contents">Nombre[]</text:p>
          </table:table-cell>
          <table:table-cell table:style-name="Table3.A2" office:value-type="string">
            <text:p text:style-name="Table_20_Contents">Lectura</text:p>
          </table:table-cell>
          <table:table-cell table:style-name="Table3.A2" office:value-type="string">
            <text:p text:style-name="Table_20_Contents">nombre</text:p>
          </table:table-cell>
          <table:table-cell table:style-name="Table3.A2" office:value-type="string">
            <text:p text:style-name="Table_20_Contents">Usuario</text:p>
          </table:table-cell>
          <table:table-cell table:style-name="Table3.E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>Apellidos[]</text:p>
          </table:table-cell>
          <table:table-cell table:style-name="Table3.A2" office:value-type="string">
            <text:p text:style-name="Table_20_Contents">Lectura</text:p>
          </table:table-cell>
          <table:table-cell table:style-name="Table3.A2" office:value-type="string">
            <text:p text:style-name="Table_20_Contents">apellidos</text:p>
          </table:table-cell>
          <table:table-cell table:style-name="Table3.A2" office:value-type="string">
            <text:p text:style-name="Table_20_Contents">Consulta</text:p>
          </table:table-cell>
          <table:table-cell table:style-name="Table3.E2" office:value-type="string">
            <text:p text:style-name="Table_20_Contents">Usuario_Id</text:p>
          </table:table-cell>
        </table:table-row>
        <table:table-row>
          <table:table-cell table:style-name="Table3.A2" office:value-type="string">
            <text:p text:style-name="Table_20_Contents">Login[]</text:p>
          </table:table-cell>
          <table:table-cell table:style-name="Table3.A2" office:value-type="string">
            <text:p text:style-name="Table_20_Contents">Lectura</text:p>
          </table:table-cell>
          <table:table-cell table:style-name="Table3.A2" office:value-type="string">
            <text:p text:style-name="Table_20_Contents">login</text:p>
          </table:table-cell>
          <table:table-cell table:style-name="Table3.A2" office:value-type="string">
            <text:p text:style-name="Table_20_Contents">Usuario</text:p>
          </table:table-cell>
          <table:table-cell table:style-name="Table3.E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>Password</text:p>
          </table:table-cell>
          <table:table-cell table:style-name="Table3.A2" office:value-type="string">
            <text:p text:style-name="Table_20_Contents">Lectura</text:p>
          </table:table-cell>
          <table:table-cell table:style-name="Table3.A2" office:value-type="string">
            <text:p text:style-name="Table_20_Contents">contraseña</text:p>
          </table:table-cell>
          <table:table-cell table:style-name="Table3.A2" office:value-type="string">
            <text:p text:style-name="Table_20_Contents">Usuario</text:p>
          </table:table-cell>
          <table:table-cell table:style-name="Table3.E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>Dni[]</text:p>
          </table:table-cell>
          <table:table-cell table:style-name="Table3.A2" office:value-type="string">
            <text:p text:style-name="Table_20_Contents">Lectura</text:p>
          </table:table-cell>
          <table:table-cell table:style-name="Table3.A2" office:value-type="string">
            <text:p text:style-name="Table_20_Contents">dni</text:p>
          </table:table-cell>
          <table:table-cell table:style-name="Table3.A2" office:value-type="string">
            <text:p text:style-name="Table_20_Contents">Consulta</text:p>
          </table:table-cell>
          <table:table-cell table:style-name="Table3.E2" office:value-type="string">
            <text:p text:style-name="Table_20_Contents">Usuario_Id</text:p>
          </table:table-cell>
        </table:table-row>
        <table:table-row>
          <table:table-cell table:style-name="Table3.A2" office:value-type="string">
            <text:p text:style-name="Table_20_Contents">Email</text:p>
          </table:table-cell>
          <table:table-cell table:style-name="Table3.A2" office:value-type="string">
            <text:p text:style-name="Table_20_Contents">Lectura</text:p>
          </table:table-cell>
          <table:table-cell table:style-name="Table3.A2" office:value-type="string">
            <text:p text:style-name="Table_20_Contents">email</text:p>
          </table:table-cell>
          <table:table-cell table:style-name="Table3.A2" office:value-type="string">
            <text:p text:style-name="Table_20_Contents">Usuario</text:p>
          </table:table-cell>
          <table:table-cell table:style-name="Table3.E2" office:value-type="string">
            <text:p text:style-name="Table_20_Contents">-</text:p>
          </table:table-cell>
        </table:table-row>
      </table:table>
      <text:p text:style-name="Standard"/>
      <text:p text:style-name="Standard"/>
      <text:h text:style-name="Heading_20_2" text:outline-level="2">Escritura en la base de datos para Solicitar una Cuenta</text:h>
      <text:p text:style-name="Standard"/>
      <text:p text:style-name="Standard">Se realizarán la modificación a true del atributo validado de la tabla Usuario tras marca el boton circular validar y pulsar el botón continuar.</text:p>
      <text:p text:style-name="Standard"/>
      <text:p text:style-name="Standard"/>
      <text:h text:style-name="Heading_20_2" text:outline-level="2">Habilitaciones</text:h>
      <text:p text:style-name="Text_20_body"><text:tab/>Cuando se pulsa el <text:s/>botón continuar, previamente seleccionado la opción validar, se modifica el atributo validar de la tabla a true y se envía una confirmación. A continuación se vuelve a la pantalla del administrador para ver de nuevo la lista de solicitudes de cuentas nuevas.</text:p>
      <text:p text:style-name="Text_20_body"><text:s text:c="2"/></text:p>
      <text:p text:style-name="Text_20_body"/>
      <text:h text:style-name="Heading_20_2" text:outline-level="2">Validaciones</text:h>
      <text:p text:style-name="Standard"/>
      <text:p text:style-name="Text_20_body"><text:tab/>Al pulsar el botón continuar comprueba que el login introducido por el usuario consulta no existe ya en la base da datos, si existe entonces no se valida la cuenta y si existe se habilita lo descrito en el punto ant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</meta:initial-creator>
    <meta:creation-date>2009-01-30T18:05:55</meta:creation-date>
    <dc:creator>kiko Saldaña Fresnillo</dc:creator>
    <dc:date>2009-02-03T18:22:25.73</dc:date>
    <meta:editing-cycles>40</meta:editing-cycles>
    <meta:editing-duration>PT03H59M06S</meta:editing-duration>
    <meta:document-statistic meta:table-count="3" meta:image-count="1" meta:object-count="0" meta:page-count="3" meta:paragraph-count="126" meta:word-count="414" meta:character-count="2483"/>
    <meta:user-defined meta:name="Info 1"/>
    <meta:user-defined meta:name="Info 2"/>
    <meta:user-defined meta:name="Info 3"/>
    <meta:user-defined meta:name="Info 4"/>
  </office:meta>
</office:document-meta>
</file>